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ecb5" officeooo:paragraph-rsid="0011ecb5"/>
    </style:style>
    <style:style style:name="P2" style:family="paragraph" style:parent-style-name="Standard">
      <style:text-properties officeooo:rsid="0013180e" officeooo:paragraph-rsid="0013180e"/>
    </style:style>
    <style:style style:name="P3" style:family="paragraph" style:parent-style-name="Standard">
      <style:text-properties officeooo:rsid="00132ce9" officeooo:paragraph-rsid="00132ce9"/>
    </style:style>
    <style:style style:name="P4" style:family="paragraph" style:parent-style-name="Standard">
      <style:text-properties officeooo:rsid="00132ce9" officeooo:paragraph-rsid="00132ce9"/>
    </style:style>
    <style:style style:name="P5" style:family="paragraph" style:parent-style-name="Standard">
      <style:text-properties officeooo:rsid="0014adaa" officeooo:paragraph-rsid="0014adaa"/>
    </style:style>
    <style:style style:name="P6" style:family="paragraph" style:parent-style-name="Standard">
      <style:text-properties officeooo:rsid="00156298" officeooo:paragraph-rsid="0014adaa"/>
    </style:style>
    <style:style style:name="P7" style:family="paragraph" style:parent-style-name="Standard">
      <style:text-properties officeooo:rsid="00156298" officeooo:paragraph-rsid="00156298"/>
    </style:style>
    <style:style style:name="P8" style:family="paragraph" style:parent-style-name="Standard">
      <style:text-properties officeooo:rsid="00161f54" officeooo:paragraph-rsid="00161f54"/>
    </style:style>
    <style:style style:name="T1" style:family="text">
      <style:text-properties officeooo:rsid="00156298"/>
    </style:style>
    <style:style style:name="T2" style:family="text">
      <style:text-properties officeooo:rsid="0017ba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oktober</text:p>
      <text:p text:style-name="P1"/>
      <text:p text:style-name="P1">Testade driva allt via batterier – 4,5V till motorn och 9V till Nucleo. Det var svårt att få kortet att funka. Satt länge och bråkade med Vin; Nucleo verkade få ström men motorerna drevs inte. Misstänker att Vin är trasig eller att den inte orkar ge ut 5V. Körde batteri till E5V istället. Då funkade det.</text:p>
      <text:p text:style-name="P1"/>
      <text:p text:style-name="P2">23 oktober</text:p>
      <text:p text:style-name="P2"/>
      <text:p text:style-name="P2">Börjat skriva kod. Lekt lite med de linjeföljarsensorer som vi hade i skolan. Tänkte på hur vi ska sätta sensorerna på slutprodukten. Bytte ut vår 4,5V-försörjning mot 9V-batteri. Blev mycket för motorn, som började gå långsamt. Slängde på två till 9V-batterier, så nu går den bra. Funderat på hur vi ska ge ström; tänker 27V till motorerna och 9V till Nucleo + sensorer. Tror vi behöver voltregulator till E5V; LED:sen på Nucleon lyser upp när vi matar 9V, men inget händer i övrigt. Det börjar inte brinna iallafall :)</text:p>
      <text:p text:style-name="P2"/>
      <text:p text:style-name="P3">24 oktober</text:p>
      <text:p text:style-name="P3"/>
      <text:p text:style-name="P3">Kopplat sensorer idag. Tejpat fast dem på undersidan. Funkar fint.</text:p>
      <text:p text:style-name="P3">Gått över till USB för strömförsörjning av Nucleo för tillfället. E5V bara dummar sig, vet inte vad det är om. Samma som igår, Nucleon lyser upp men inget annat händer, även detta med en voltregulator.</text:p>
      <text:p text:style-name="P3"/>
      <text:p text:style-name="P3">Började testköra, upptäckte att bilen körde baklänges. Bytte plats på backward- och forward-pins i koden, så nu är left och right omvänt. Måste vi fixa.</text:p>
      <text:p text:style-name="P3">Motorn blev väldigt långsam under sista testningen, men batterierna har ändå runt 7V i sig. Kanske glapp någonstans?</text:p>
      <text:p text:style-name="P3"/>
      <text:p text:style-name="P3">Körde först med meddelandekö för riktning. Tror att det gick för långsamt, så vi gick över till rörledning istället. Det är mer lättviktigt iallafall, så bara bra.</text:p>
      <text:p text:style-name="P3">Kan också vara att vår testyta är suboptimal. Hur som helst så använder vi rörledning istället för meddelandekö nu.</text:p>
      <text:p text:style-name="P3"/>
      <text:p text:style-name="P5">28 oktober</text:p>
      <text:p text:style-name="P5"/>
      <text:p text:style-name="P5">Löst elproblemet, tog ett nytt 9V-batteri. Gick genast mycket bättre, där bilen förut gick cirka 10 cm och dog, så går den nu för snabbt istället. Blir att köra analogWrite() istället för digitalWrite(). <text:span text:style-name="T1">Testade först att seriekoppla batterierna, och då gick det inte alls. Cred till Jonas som föreslog att vi tar ett nytt batteri.</text:span></text:p>
      <text:p text:style-name="P6"/>
      <text:p text:style-name="P7">Vi var tvungna att ändra på en pin eftersom Nucleos PWM är lite random med vilka pins som funkar och inte. Testkörde en liten bana och det funkade. Great success!</text:p>
      <text:p text:style-name="P7"/>
      <text:p text:style-name="P8">Har även lyckats driva Nucleon på batteri; tog ett nytt även dä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sv" fo:country="SE"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sv" fo:country="SE"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1T12:46:50.811303661</meta:creation-date>
    <dc:date>2019-10-28T12:12:14.372188315</dc:date>
    <meta:editing-duration>PT20H44M14S</meta:editing-duration>
    <meta:editing-cycles>5</meta:editing-cycles>
    <meta:generator>LibreOffice/6.3.2.2$Linux_X86_64 LibreOffice_project/30$Build-2</meta:generator>
    <meta:document-statistic meta:table-count="0" meta:image-count="0" meta:object-count="0" meta:page-count="1" meta:paragraph-count="15" meta:word-count="383" meta:character-count="2236" meta:non-whitespace-character-count="1867"/>
  </office:meta>
</office:document-meta>
</file>